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8pt" style:font-size-asian="18pt" style:font-size-complex="18pt"/>
    </style:style>
    <style:style style:name="P2" style:family="paragraph" style:parent-style-name="Standard" style:list-style-name="">
      <style:paragraph-properties style:text-autospace="none"/>
      <style:text-properties style:font-name="Times New Roman" fo:font-size="18pt" style:font-size-asian="18pt" style:font-size-complex="18pt"/>
    </style:style>
    <style:style style:name="T1" style:family="text">
      <style:text-properties fo:color="#000000" fo:font-weight="bold" style:font-name-asian="Segoe UI" style:font-weight-asian="bold" style:font-name-complex="Segoe UI" style:font-weight-complex="bold"/>
    </style:style>
    <style:style style:name="T2" style:family="text">
      <style:text-properties fo:color="#000000" fo:font-weight="normal" style:font-name-asian="Segoe UI" style:font-weight-asian="normal" style:font-name-complex="Segoe UI" style:font-weight-complex="normal"/>
    </style:style>
    <style:style style:name="T3" style:family="text">
      <style:text-properties fo:color="#000000" fo:font-style="italic" fo:font-weight="normal" style:font-name-asian="Segoe UI" style:font-style-asian="italic" style:font-weight-asian="normal" style:font-name-complex="Segoe UI" style:font-style-complex="italic" style:font-weight-complex="normal"/>
    </style:style>
    <style:style style:name="T4" style:family="text">
      <style:text-properties fo:color="#000000" fo:font-style="normal" fo:font-weight="normal" style:font-name-asian="Segoe UI" style:font-style-asian="normal" style:font-weight-asian="normal" style:font-name-complex="Segoe UI" style:font-style-complex="normal" style:font-weight-complex="normal"/>
    </style:style>
    <style:style style:name="T5" style:family="text">
      <style:text-properties fo:color="#000000" fo:font-style="normal" fo:font-weight="bold" style:font-name-asian="Segoe UI" style:font-style-asian="normal" style:font-weight-asian="bold" style:font-name-complex="Segoe UI"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ian mass media</text:p>
      <text:p text:style-name="P1"/>
      <text:p text:style-name="P1">In the uk religious broadcasting was illegal at one time. Perhaps in hindsight ,with good reason!! Listen to what the Word of God says about having a king.</text:p>
      <text:p text:style-name="P1"/>
      <text:p text:style-name="P1"><text:span text:style-name="T1">10</text:span><text:span text:style-name="T2"> </text:span><text:span text:style-name="T2"><text:s/>And Samuel told all the words of the LORD unto the people that asked of him a king.</text:span></text:p>
      <text:p text:style-name="P2"><text:span text:style-name="T1">11</text:span><text:span text:style-name="T2"> </text:span><text:span text:style-name="T2"><text:s/>And he said, This will be the manner of the king that shall reign over you: He will take your sons, and appoint </text:span><text:span text:style-name="T3">them</text:span><text:span text:style-name="T4"> for himself, for his chariots, and </text:span><text:span text:style-name="T3">to be</text:span><text:span text:style-name="T4"> his horsemen; and </text:span><text:span text:style-name="T3">some</text:span><text:span text:style-name="T4"> shall run before his chariots.</text:span></text:p>
      <text:p text:style-name="P2"><text:span text:style-name="T5">12</text:span><text:span text:style-name="T4"> </text:span><text:span text:style-name="T4"><text:s/>And he will appoint him captains over thousands, and captains over fifties; and </text:span><text:span text:style-name="T3">will set them</text:span><text:span text:style-name="T4"> to ear his ground, and to reap his harvest, and to make his instruments of war, and instruments of his chariots.</text:span></text:p>
      <text:p text:style-name="P2"><text:span text:style-name="T5">13</text:span><text:span text:style-name="T4"> </text:span><text:span text:style-name="T4"><text:s/>And he will take your daughters </text:span><text:span text:style-name="T3">to be</text:span><text:span text:style-name="T4"> confectionaries, and </text:span><text:span text:style-name="T3">to be</text:span><text:span text:style-name="T4"> cooks, and </text:span><text:span text:style-name="T3">to be</text:span><text:span text:style-name="T4"> bakers.</text:span></text:p>
      <text:p text:style-name="P2"><text:span text:style-name="T5">14</text:span><text:span text:style-name="T4"> </text:span><text:span text:style-name="T4"><text:s/>And he will take your fields, and your vineyards, and your oliveyards, </text:span><text:span text:style-name="T3">even</text:span><text:span text:style-name="T4"> the best </text:span><text:span text:style-name="T3">of them</text:span><text:span text:style-name="T4">, and give </text:span><text:span text:style-name="T3">them</text:span><text:span text:style-name="T4"> to his servants.</text:span></text:p>
      <text:p text:style-name="P2"><text:span text:style-name="T5">15</text:span><text:span text:style-name="T4"> </text:span><text:span text:style-name="T4"><text:s/>And he will take the tenth of your seed, and of your vineyards, and give to his officers, and to his servants.</text:span></text:p>
      <text:p text:style-name="P2"><text:span text:style-name="T5">16</text:span><text:span text:style-name="T4"> </text:span><text:span text:style-name="T4"><text:s/>And he will take your menservants, and your maidservants, and your goodliest young men, and your asses, and put </text:span><text:span text:style-name="T3">them</text:span><text:span text:style-name="T4"> to his work.</text:span></text:p>
      <text:p text:style-name="P2"><text:span text:style-name="T5">17</text:span><text:span text:style-name="T4"> </text:span><text:span text:style-name="T4"><text:s/>He will take the tenth of your sheep: and ye shall be his servants.</text:span></text:p>
      <text:p text:style-name="P2"><text:span text:style-name="T5">18</text:span><text:span text:style-name="T4"> </text:span><text:span text:style-name="T4"><text:s/>And ye shall cry out in that day because of your king which ye shall have chosen you; and the LORD will not hear you in that day.</text:span></text:p>
      <text:p text:style-name="P1"/>
      <text:p text:style-name="P1">The people were asking for a king(Christian tv)....and the Lord God Almighty warned em. But they persisted so God gave them what they wanted. We wanted “Christian” tv. So God warned us, but we didnt listen, so we got what we wanted. “Christian” tv. And <text:soft-page-break/>now we have the current mess. </text:p>
      <text:p text:style-name="P1">So what is a Christian? What is a Church? Everyone knows but noone asks the ques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9T10:41:29.02</meta:creation-date>
    <meta:document-statistic meta:table-count="0" meta:image-count="0" meta:object-count="0" meta:page-count="2" meta:paragraph-count="13" meta:word-count="330" meta:character-count="1728"/>
    <dc:date>2025-02-09T11:03:59.42</dc:date>
    <meta:editing-duration>PT7M20S</meta:editing-duration>
    <meta:editing-cycles>1</meta:editing-cycles>
    <meta:generator>OpenOffice/4.1.15$Win32 OpenOffice.org_project/4115m2$Build-9813</meta:generator>
  </office:meta>
</office:document-meta>
</file>